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155" officeooo:paragraph-rsid="00187155"/>
    </style:style>
    <style:style style:name="P2" style:family="paragraph" style:parent-style-name="Standard">
      <style:text-properties officeooo:rsid="00187155" officeooo:paragraph-rsid="00197479"/>
    </style:style>
    <style:style style:name="P3" style:family="paragraph" style:parent-style-name="Standard">
      <style:text-properties officeooo:rsid="00197479" officeooo:paragraph-rsid="00197479"/>
    </style:style>
    <style:style style:name="P4" style:family="paragraph" style:parent-style-name="Standard">
      <style:text-properties officeooo:rsid="001af682" officeooo:paragraph-rsid="001af682"/>
    </style:style>
    <style:style style:name="T1" style:family="text">
      <style:text-properties officeooo:rsid="00197479"/>
    </style:style>
    <style:style style:name="T2" style:family="text">
      <style:text-properties officeooo:rsid="001af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</text:p>
      <text:p text:style-name="P1"/>
      <text:p text:style-name="P1">1. First terminal: ping 127.0.0.1</text:p>
      <text:p text:style-name="P1">Second Terminal : sudo tcpdump -i any -w q1</text:p>
      <text:p text:style-name="P1"/>
      <text:p text:style-name="P1">Yes, interface is on. </text:p>
      <text:p text:style-name="P1">ICMP messages have been sent as they are for error reporting and ping reporting too</text:p>
      <text:p text:style-name="P1"/>
      <text:p text:style-name="P2">2. First terminal: <text:span text:style-name="T1">telnet </text:span>128.238.66.200</text:p>
      <text:p text:style-name="P2">Second Terminal : sudo tcpdump -i any -w q<text:span text:style-name="T1">2</text:span></text:p>
      <text:p text:style-name="P1"/>
      <text:p text:style-name="P3">3.</text:p>
      <text:p text:style-name="P3">a. <text:span text:style-name="T2">All UDP</text:span> packets <text:span text:style-name="T2">where either the sources or destination</text:span> port <text:span text:style-name="T2">is </text:span>520 will be t<text:span text:style-name="T2">racked – Reserved for <text:s/>Route Info Protocol (RIP)</text:span></text:p>
      <text:p text:style-name="P3"/>
      <text:p text:style-name="P4">b. Shows packet contents in hex and ASCII format, with maximum size 120 bytes and only protocol 89 accepted</text:p>
      <text:p text:style-name="P4"/>
      <text:p text:style-name="P4">c. Shows packet contents in hex and ASCII format, with maximum size 70 bytes and only communication between addr1 and addr2 or addr1 and addr3 will be tracked.</text:p>
      <text:p text:style-name="P4"/>
      <text:p text:style-name="P4">d. Shows packet contents in hex and ASCII format, with maximum size 70 bytes and only communication to and fro addr1 excluding communication to addr2 will be tracked.</text:p>
      <text:p text:style-name="P4"/>
      <text:p text:style-name="P4">4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0:25:45.147289595</meta:creation-date>
    <dc:date>2023-08-25T10:58:40.224505968</dc:date>
    <meta:editing-duration>PT22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48" meta:character-count="833" meta:non-whitespace-character-count="695"/>
  </office:meta>
</office:document-meta>
</file>